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1000003882E8630D9CE092AF4.png" manifest:media-type="image/png"/>
  <manifest:file-entry manifest:full-path="Pictures/100002010000045800000420E09949B9AE353F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a466" officeooo:paragraph-rsid="0018a466"/>
    </style:style>
    <style:style style:name="P2" style:family="paragraph" style:parent-style-name="Standard">
      <style:paragraph-properties fo:text-align="center" style:justify-single-word="false" fo:break-before="page"/>
      <style:text-properties officeooo:rsid="0018a466" officeooo:paragraph-rsid="0018a466"/>
    </style:style>
    <style:style style:name="P3" style:family="paragraph" style:parent-style-name="Standard">
      <style:paragraph-properties fo:text-align="center" style:justify-single-word="false"/>
      <style:text-properties officeooo:rsid="0018a466" officeooo:paragraph-rsid="0018a4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3339in" svg:y="0.3957in" svg:width="7.361in" svg:height="9.7902in" draw:z-index="0"><draw:image xlink:href="Pictures/100002010000045800000420E09949B9AE353F8A.png" xlink:type="simple" xlink:show="embed" xlink:actuate="onLoad"/></draw:frame>DIAGRAMA DE CASO DE USO</text:p>
      <text:p text:style-name="P1"/>
      <text:p text:style-name="P2">DIAGRAMA DE CLASSES</text:p>
      <text:p text:style-name="P1"><draw:frame draw:style-name="fr2" draw:name="Image2" text:anchor-type="paragraph" svg:width="8.2701in" svg:height="9.4201in" draw:z-index="1"><draw:image xlink:href="Pictures/1000020100000451000003882E8630D9CE092AF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20:13:13.087602246</meta:creation-date>
    <dc:date>2018-01-23T16:05:36.857102599</dc:date>
    <meta:editing-duration>PT5M54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2" meta:paragraph-count="2" meta:word-count="8" meta:character-count="42" meta:non-whitespace-character-count="36"/>
  </office:meta>
</office:document-meta>
</file>